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1" svg:font-family="'DejaVu Sans Mono'" style:font-pitch="fixed"/>
    <style:font-face style:name="DejaVu Sans" svg:font-family="'DejaVu Sans'"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text-properties officeooo:rsid="00142b26" officeooo:paragraph-rsid="0016567d"/>
    </style:style>
    <style:style style:name="P3" style:family="paragraph" style:parent-style-name="Text_20_body">
      <style:text-properties officeooo:rsid="0016567d" officeooo:paragraph-rsid="00196d23"/>
    </style:style>
    <style:style style:name="P4" style:family="paragraph" style:parent-style-name="Text_20_body">
      <style:text-properties officeooo:rsid="0016567d" officeooo:paragraph-rsid="002e34fd"/>
    </style:style>
    <style:style style:name="P5" style:family="paragraph" style:parent-style-name="Text_20_body">
      <style:text-properties officeooo:rsid="0016567d" officeooo:paragraph-rsid="0030e514"/>
    </style:style>
    <style:style style:name="P6" style:family="paragraph" style:parent-style-name="Text_20_body">
      <style:text-properties officeooo:paragraph-rsid="002228cb"/>
    </style:style>
    <style:style style:name="P7" style:family="paragraph" style:parent-style-name="Text_20_body">
      <style:text-properties officeooo:rsid="002228cb" officeooo:paragraph-rsid="002228cb"/>
    </style:style>
    <style:style style:name="P8" style:family="paragraph" style:parent-style-name="Text_20_body">
      <style:text-properties officeooo:rsid="0026ff23" officeooo:paragraph-rsid="0026ff23"/>
    </style:style>
    <style:style style:name="P9" style:family="paragraph" style:parent-style-name="Text_20_body">
      <style:text-properties officeooo:rsid="004693fb" officeooo:paragraph-rsid="0079f1c4"/>
    </style:style>
    <style:style style:name="P10" style:family="paragraph" style:parent-style-name="Text_20_body">
      <style:text-properties officeooo:rsid="005155b8" officeooo:paragraph-rsid="0079f1c4"/>
    </style:style>
    <style:style style:name="P11" style:family="paragraph" style:parent-style-name="Text_20_body">
      <style:text-properties officeooo:rsid="005383a3" officeooo:paragraph-rsid="007899b2"/>
    </style:style>
    <style:style style:name="P12" style:family="paragraph" style:parent-style-name="Text_20_body">
      <style:text-properties officeooo:rsid="0054ba05" officeooo:paragraph-rsid="0054ba05"/>
    </style:style>
    <style:style style:name="P13" style:family="paragraph" style:parent-style-name="Text_20_body">
      <style:text-properties officeooo:rsid="0057499f" officeooo:paragraph-rsid="0057499f"/>
    </style:style>
    <style:style style:name="P14" style:family="paragraph" style:parent-style-name="Text_20_body">
      <style:text-properties officeooo:rsid="00a3f604" officeooo:paragraph-rsid="00a49adb"/>
    </style:style>
    <style:style style:name="P15" style:family="paragraph" style:parent-style-name="Text_20_body">
      <style:text-properties officeooo:rsid="00a4f4a9" officeooo:paragraph-rsid="00a4f4a9"/>
    </style:style>
    <style:style style:name="P16" style:family="paragraph" style:parent-style-name="Text_20_body">
      <style:text-properties officeooo:rsid="00b7f70c" officeooo:paragraph-rsid="00bd5bcb"/>
    </style:style>
    <style:style style:name="P17" style:family="paragraph" style:parent-style-name="Text_20_body">
      <style:text-properties officeooo:rsid="00b7f70c" officeooo:paragraph-rsid="00bf0641"/>
    </style:style>
    <style:style style:name="P18" style:family="paragraph" style:parent-style-name="Text_20_body">
      <style:text-properties officeooo:rsid="00b91b46" officeooo:paragraph-rsid="00b91b46"/>
    </style:style>
    <style:style style:name="P19" style:family="paragraph" style:parent-style-name="Text_20_body">
      <style:text-properties officeooo:rsid="00bd5bcb" officeooo:paragraph-rsid="00bd5bcb"/>
    </style:style>
    <style:style style:name="P20" style:family="paragraph" style:parent-style-name="Text_20_body">
      <style:text-properties officeooo:rsid="00bf0641" officeooo:paragraph-rsid="00bf0641"/>
    </style:style>
    <style:style style:name="P21" style:family="paragraph" style:parent-style-name="Standard">
      <style:paragraph-properties fo:text-align="justify" style:justify-single-word="false"/>
      <style:text-properties officeooo:rsid="00bf0641" officeooo:paragraph-rsid="00bf0641"/>
    </style:style>
    <style:style style:name="P22" style:family="paragraph" style:parent-style-name="Text_20_body" style:list-style-name="L1">
      <style:text-properties officeooo:rsid="0015eba2" officeooo:paragraph-rsid="0016567d"/>
    </style:style>
    <style:style style:name="P23" style:family="paragraph" style:parent-style-name="Text_20_body" style:list-style-name="L6">
      <style:text-properties officeooo:rsid="0015eba2" officeooo:paragraph-rsid="00c76e74"/>
    </style:style>
    <style:style style:name="P24" style:family="paragraph" style:parent-style-name="Text_20_body" style:list-style-name="L7">
      <style:text-properties officeooo:rsid="0015eba2" officeooo:paragraph-rsid="01552de9"/>
    </style:style>
    <style:style style:name="P25" style:family="paragraph" style:parent-style-name="Text_20_body" style:list-style-name="L1">
      <style:text-properties officeooo:rsid="001c43ce" officeooo:paragraph-rsid="001c43ce"/>
    </style:style>
    <style:style style:name="P26" style:family="paragraph" style:parent-style-name="Text_20_body" style:list-style-name="L6">
      <style:text-properties officeooo:rsid="001c43ce" officeooo:paragraph-rsid="00c76e74"/>
    </style:style>
    <style:style style:name="P27" style:family="paragraph" style:parent-style-name="Text_20_body" style:list-style-name="L7">
      <style:text-properties officeooo:rsid="001c43ce" officeooo:paragraph-rsid="01552de9"/>
    </style:style>
    <style:style style:name="P28" style:family="paragraph" style:parent-style-name="Text_20_body" style:list-style-name="L1">
      <style:text-properties officeooo:rsid="0016567d" officeooo:paragraph-rsid="001c43ce"/>
    </style:style>
    <style:style style:name="P29" style:family="paragraph" style:parent-style-name="Text_20_body">
      <style:text-properties officeooo:rsid="0016567d" officeooo:paragraph-rsid="001cc74e"/>
    </style:style>
    <style:style style:name="P30" style:family="paragraph" style:parent-style-name="Text_20_body" style:list-style-name="L6">
      <style:text-properties officeooo:rsid="0016567d" officeooo:paragraph-rsid="00c76e74"/>
    </style:style>
    <style:style style:name="P31" style:family="paragraph" style:parent-style-name="Text_20_body">
      <style:text-properties officeooo:rsid="0016567d" officeooo:paragraph-rsid="001c083a"/>
    </style:style>
    <style:style style:name="P32" style:family="paragraph" style:parent-style-name="Text_20_body" style:list-style-name="L7">
      <style:text-properties officeooo:rsid="0016567d" officeooo:paragraph-rsid="01552de9"/>
    </style:style>
    <style:style style:name="P33" style:family="paragraph" style:parent-style-name="Text_20_body" style:list-style-name="L2">
      <style:text-properties officeooo:rsid="002068d9" officeooo:paragraph-rsid="002068d9"/>
    </style:style>
    <style:style style:name="P34" style:family="paragraph" style:parent-style-name="Text_20_body" style:list-style-name="L3">
      <style:text-properties officeooo:rsid="002228cb" officeooo:paragraph-rsid="002228cb"/>
    </style:style>
    <style:style style:name="P35" style:family="paragraph" style:parent-style-name="Text_20_body" style:list-style-name="L4">
      <style:text-properties officeooo:rsid="00268d9a" officeooo:paragraph-rsid="001d91f7"/>
    </style:style>
    <style:style style:name="P36" style:family="paragraph" style:parent-style-name="Text_20_body" style:list-style-name="L4">
      <style:text-properties officeooo:rsid="002409d6" officeooo:paragraph-rsid="002409d6"/>
    </style:style>
    <style:style style:name="P37" style:family="paragraph" style:parent-style-name="Text_20_body" style:list-style-name="L4">
      <style:text-properties officeooo:rsid="001d91f7" officeooo:paragraph-rsid="001d91f7"/>
    </style:style>
    <style:style style:name="P38" style:family="paragraph" style:parent-style-name="Text_20_body">
      <style:text-properties officeooo:rsid="009c0b02" officeooo:paragraph-rsid="00eed0cd"/>
    </style:style>
    <style:style style:name="P39" style:family="paragraph" style:parent-style-name="Text_20_body">
      <style:text-properties officeooo:rsid="006d437d" officeooo:paragraph-rsid="0079f1c4"/>
    </style:style>
    <style:style style:name="P40" style:family="paragraph" style:parent-style-name="Text_20_body" style:list-style-name="L5">
      <style:text-properties officeooo:paragraph-rsid="007899b2"/>
    </style:style>
    <style:style style:name="P41" style:family="paragraph" style:parent-style-name="Text_20_body" style:list-style-name="L5">
      <style:text-properties officeooo:rsid="00603ea1" officeooo:paragraph-rsid="007899b2"/>
    </style:style>
    <style:style style:name="P42" style:family="paragraph" style:parent-style-name="Text_20_body" style:list-style-name="L5">
      <style:text-properties officeooo:rsid="005383a3" officeooo:paragraph-rsid="007899b2"/>
    </style:style>
    <style:style style:name="P43" style:family="paragraph" style:parent-style-name="Text_20_body" style:list-style-name="L5">
      <style:text-properties officeooo:rsid="00450fae" officeooo:paragraph-rsid="007899b2"/>
    </style:style>
    <style:style style:name="P44" style:family="paragraph" style:parent-style-name="Text_20_body">
      <style:text-properties officeooo:rsid="00450fae" officeooo:paragraph-rsid="0111c6da"/>
    </style:style>
    <style:style style:name="P45" style:family="paragraph" style:parent-style-name="Text_20_body">
      <style:text-properties officeooo:rsid="0070ff1a" officeooo:paragraph-rsid="0112d830"/>
    </style:style>
    <style:style style:name="P46" style:family="paragraph" style:parent-style-name="Text_20_body">
      <style:text-properties officeooo:rsid="00450f67" officeooo:paragraph-rsid="00a4f4a9"/>
    </style:style>
    <style:style style:name="P47" style:family="paragraph" style:parent-style-name="Text_20_body">
      <style:text-properties officeooo:rsid="00a4f4a9" officeooo:paragraph-rsid="00a4f4a9"/>
    </style:style>
    <style:style style:name="P48" style:family="paragraph" style:parent-style-name="Text_20_body">
      <style:text-properties officeooo:rsid="00a4f4a9" officeooo:paragraph-rsid="00c17bfe"/>
    </style:style>
    <style:style style:name="P49" style:family="paragraph" style:parent-style-name="Text_20_body">
      <style:text-properties officeooo:rsid="007d1d94" officeooo:paragraph-rsid="00c0a3de"/>
    </style:style>
    <style:style style:name="P50" style:family="paragraph" style:parent-style-name="Text_20_body">
      <style:text-properties officeooo:rsid="00c0a3de" officeooo:paragraph-rsid="00c0a3de"/>
    </style:style>
    <style:style style:name="P51" style:family="paragraph" style:parent-style-name="Text_20_body">
      <style:text-properties officeooo:rsid="00a49adb" officeooo:paragraph-rsid="00a49adb"/>
    </style:style>
    <style:style style:name="P52" style:family="paragraph" style:parent-style-name="Text_20_body">
      <style:text-properties officeooo:rsid="00a8ce4d" officeooo:paragraph-rsid="0168bb81"/>
    </style:style>
    <style:style style:name="P53" style:family="paragraph" style:parent-style-name="Text_20_body">
      <style:text-properties officeooo:rsid="00a8ce4d" officeooo:paragraph-rsid="016dcaaf"/>
    </style:style>
    <style:style style:name="P54" style:family="paragraph" style:parent-style-name="Text_20_body">
      <style:text-properties officeooo:rsid="00c76e74" officeooo:paragraph-rsid="00c76e74"/>
    </style:style>
    <style:style style:name="P55" style:family="paragraph" style:parent-style-name="Text_20_body" style:list-style-name="L6">
      <style:text-properties officeooo:rsid="00c98752" officeooo:paragraph-rsid="00c98752"/>
    </style:style>
    <style:style style:name="P56"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57" style:family="paragraph" style:parent-style-name="Text_20_body">
      <style:paragraph-properties fo:text-align="start" style:justify-single-word="false">
        <style:tab-stops>
          <style:tab-stop style:position="166.14pt"/>
        </style:tab-stops>
      </style:paragraph-properties>
      <style:text-properties fo:font-size="24pt" officeooo:rsid="00ce9bee" officeooo:paragraph-rsid="00ce9bee" style:font-size-asian="21pt" style:font-size-complex="24pt"/>
    </style:style>
    <style:style style:name="P58" style:family="paragraph" style:parent-style-name="Text_20_body">
      <style:text-properties officeooo:paragraph-rsid="00196d23"/>
    </style:style>
    <style:style style:name="P59" style:family="paragraph" style:parent-style-name="Text_20_body">
      <style:text-properties officeooo:paragraph-rsid="00d4c607"/>
    </style:style>
    <style:style style:name="P60" style:family="paragraph" style:parent-style-name="Text_20_body">
      <style:text-properties officeooo:rsid="00d4c607" officeooo:paragraph-rsid="00d4c607"/>
    </style:style>
    <style:style style:name="P61" style:family="paragraph" style:parent-style-name="Text_20_body">
      <style:text-properties officeooo:paragraph-rsid="002068d9"/>
    </style:style>
    <style:style style:name="P62" style:family="paragraph" style:parent-style-name="Text_20_body">
      <style:text-properties officeooo:rsid="00d85518" officeooo:paragraph-rsid="00d85518"/>
    </style:style>
    <style:style style:name="P63" style:family="paragraph" style:parent-style-name="Text_20_body">
      <style:text-properties officeooo:rsid="00e868c2" officeooo:paragraph-rsid="00e868c2"/>
    </style:style>
    <style:style style:name="P64" style:family="paragraph" style:parent-style-name="Text_20_body">
      <style:text-properties officeooo:rsid="00e9f530" officeooo:paragraph-rsid="011905ce"/>
    </style:style>
    <style:style style:name="P65" style:family="paragraph" style:parent-style-name="Text_20_body">
      <style:text-properties officeooo:rsid="00edf732" officeooo:paragraph-rsid="00f4170e"/>
    </style:style>
    <style:style style:name="P66" style:family="paragraph" style:parent-style-name="Text_20_body">
      <style:text-properties officeooo:rsid="00eed0cd" officeooo:paragraph-rsid="00eed0cd"/>
    </style:style>
    <style:style style:name="P67" style:family="paragraph" style:parent-style-name="Text_20_body">
      <style:text-properties officeooo:rsid="00eed0cd" officeooo:paragraph-rsid="0187660b"/>
    </style:style>
    <style:style style:name="P68" style:family="paragraph" style:parent-style-name="Text_20_body">
      <style:text-properties officeooo:rsid="00af287b" officeooo:paragraph-rsid="00af287b"/>
    </style:style>
    <style:style style:name="P69" style:family="paragraph" style:parent-style-name="Text_20_body">
      <style:text-properties officeooo:paragraph-rsid="00f4170e"/>
    </style:style>
    <style:style style:name="P70" style:family="paragraph" style:parent-style-name="Text_20_body">
      <style:text-properties officeooo:rsid="010842f1" officeooo:paragraph-rsid="010842f1"/>
    </style:style>
    <style:style style:name="P71" style:family="paragraph" style:parent-style-name="Text_20_body">
      <style:text-properties officeooo:rsid="010842f1" officeooo:paragraph-rsid="0108b400"/>
    </style:style>
    <style:style style:name="P72" style:family="paragraph" style:parent-style-name="Text_20_body">
      <style:text-properties officeooo:rsid="010842f1" officeooo:paragraph-rsid="010e6877"/>
    </style:style>
    <style:style style:name="P73" style:family="paragraph" style:parent-style-name="Text_20_body">
      <style:text-properties officeooo:paragraph-rsid="007899b2"/>
    </style:style>
    <style:style style:name="P74" style:family="paragraph" style:parent-style-name="Text_20_body">
      <style:text-properties officeooo:rsid="004693fb" officeooo:paragraph-rsid="0079f1c4"/>
    </style:style>
    <style:style style:name="P75" style:family="paragraph" style:parent-style-name="Text_20_body">
      <style:text-properties officeooo:rsid="012257ad" officeooo:paragraph-rsid="012257ad"/>
    </style:style>
    <style:style style:name="P76" style:family="paragraph" style:parent-style-name="Text_20_body">
      <style:text-properties officeooo:rsid="012408af" officeooo:paragraph-rsid="0128651b"/>
    </style:style>
    <style:style style:name="P77" style:family="paragraph" style:parent-style-name="Text_20_body">
      <style:text-properties officeooo:rsid="01275a12" officeooo:paragraph-rsid="01275a12"/>
    </style:style>
    <style:style style:name="P78" style:family="paragraph" style:parent-style-name="Text_20_body">
      <style:text-properties officeooo:paragraph-rsid="01275a12"/>
    </style:style>
    <style:style style:name="P79" style:family="paragraph" style:parent-style-name="Text_20_body">
      <style:text-properties officeooo:paragraph-rsid="01290e03"/>
    </style:style>
    <style:style style:name="P80" style:family="paragraph" style:parent-style-name="Text_20_body">
      <style:text-properties officeooo:rsid="001c083a" officeooo:paragraph-rsid="002228cb"/>
    </style:style>
    <style:style style:name="P81" style:family="paragraph" style:parent-style-name="Text_20_body">
      <style:text-properties officeooo:paragraph-rsid="003f04ba"/>
    </style:style>
    <style:style style:name="P82" style:family="paragraph" style:parent-style-name="Text_20_body">
      <style:text-properties officeooo:rsid="014938eb" officeooo:paragraph-rsid="014938eb"/>
    </style:style>
    <style:style style:name="P83" style:family="paragraph" style:parent-style-name="Text_20_body">
      <style:text-properties officeooo:rsid="003df808" officeooo:paragraph-rsid="0153ba04"/>
    </style:style>
    <style:style style:name="P84" style:family="paragraph" style:parent-style-name="Text_20_body">
      <style:text-properties officeooo:rsid="003df808" officeooo:paragraph-rsid="00450f67"/>
    </style:style>
    <style:style style:name="P85" style:family="paragraph" style:parent-style-name="Text_20_body" style:list-style-name="L7">
      <style:text-properties officeooo:rsid="01552de9" officeooo:paragraph-rsid="01552de9"/>
    </style:style>
    <style:style style:name="P86" style:family="paragraph" style:parent-style-name="Text_20_body" style:list-style-name="L6">
      <style:text-properties officeooo:rsid="015858b7" officeooo:paragraph-rsid="015858b7"/>
    </style:style>
    <style:style style:name="P87" style:family="paragraph" style:parent-style-name="Text_20_body">
      <style:text-properties officeooo:rsid="016987ab" officeooo:paragraph-rsid="016987ab"/>
    </style:style>
    <style:style style:name="P88" style:family="paragraph" style:parent-style-name="Text_20_body">
      <style:text-properties officeooo:rsid="00bf0641" officeooo:paragraph-rsid="01959750"/>
    </style:style>
    <style:style style:name="P89"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90" style:family="paragraph" style:parent-style-name="Heading_20_1">
      <style:text-properties officeooo:rsid="00b7f70c" officeooo:paragraph-rsid="00b7f70c"/>
    </style:style>
    <style:style style:name="P91" style:family="paragraph" style:parent-style-name="Heading_20_1">
      <style:text-properties officeooo:rsid="00ce9bee" officeooo:paragraph-rsid="00ce9bee"/>
    </style:style>
    <style:style style:name="P92" style:family="paragraph" style:parent-style-name="Heading_20_1">
      <style:text-properties officeooo:rsid="0125609a" officeooo:paragraph-rsid="0125609a"/>
    </style:style>
    <style:style style:name="P93" style:family="paragraph" style:parent-style-name="Footnote">
      <style:text-properties officeooo:rsid="0016567d" officeooo:paragraph-rsid="0016567d"/>
    </style:style>
    <style:style style:name="P94" style:family="paragraph" style:parent-style-name="Heading_20_2">
      <style:text-properties officeooo:rsid="00eed0cd" officeooo:paragraph-rsid="00eed0cd"/>
    </style:style>
    <style:style style:name="P95" style:family="paragraph" style:parent-style-name="Heading_20_2">
      <style:text-properties officeooo:paragraph-rsid="00f4170e"/>
    </style:style>
    <style:style style:name="P96" style:family="paragraph" style:parent-style-name="Heading_20_2">
      <style:text-properties officeooo:rsid="010842f1" officeooo:paragraph-rsid="010d18e7"/>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da1b42"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31897" style:font-style-asian="italic" style:font-style-complex="italic"/>
    </style:style>
    <style:style style:name="T21" style:family="text">
      <style:text-properties fo:font-style="italic" officeooo:rsid="0135df2a" style:font-style-asian="italic" style:font-style-complex="italic"/>
    </style:style>
    <style:style style:name="T22" style:family="text">
      <style:text-properties fo:font-style="italic" officeooo:rsid="013e15b6" style:font-style-asian="italic" style:font-style-complex="italic"/>
    </style:style>
    <style:style style:name="T23" style:family="text">
      <style:text-properties fo:font-style="italic" officeooo:rsid="014ba384" style:font-style-asian="italic" style:font-style-complex="italic"/>
    </style:style>
    <style:style style:name="T24" style:family="text">
      <style:text-properties fo:font-style="italic" officeooo:rsid="01275a12" style:font-style-asian="italic" style:font-style-complex="italic"/>
    </style:style>
    <style:style style:name="T25" style:family="text">
      <style:text-properties fo:font-style="italic" officeooo:rsid="01959750" style:font-style-asian="italic" style:font-style-complex="italic"/>
    </style:style>
    <style:style style:name="T26" style:family="text">
      <style:text-properties fo:font-style="italic" officeooo:rsid="0198ca04" style:font-style-asian="italic" style:font-style-complex="italic"/>
    </style:style>
    <style:style style:name="T27" style:family="text">
      <style:text-properties fo:font-style="italic" officeooo:rsid="019a7ecd" style:font-style-asian="italic" style:font-style-complex="italic"/>
    </style:style>
    <style:style style:name="T28" style:family="text">
      <style:text-properties officeooo:rsid="001932dd"/>
    </style:style>
    <style:style style:name="T29" style:family="text">
      <style:text-properties officeooo:rsid="00196d23"/>
    </style:style>
    <style:style style:name="T30" style:family="text">
      <style:text-properties officeooo:rsid="001c083a"/>
    </style:style>
    <style:style style:name="T31" style:family="text">
      <style:text-properties officeooo:rsid="001c43ce"/>
    </style:style>
    <style:style style:name="T32" style:family="text">
      <style:text-properties officeooo:rsid="002068d9"/>
    </style:style>
    <style:style style:name="T33" style:family="text">
      <style:text-properties officeooo:rsid="002223fe"/>
    </style:style>
    <style:style style:name="T34" style:family="text">
      <style:text-properties officeooo:rsid="002409d6"/>
    </style:style>
    <style:style style:name="T35" style:family="text">
      <style:text-properties officeooo:rsid="00268d9a"/>
    </style:style>
    <style:style style:name="T36" style:family="text">
      <style:text-properties officeooo:rsid="00284e45"/>
    </style:style>
    <style:style style:name="T37" style:family="text">
      <style:text-properties style:font-name="Liberation Serif" fo:font-size="12pt" fo:font-style="normal" fo:font-weight="normal" style:font-size-asian="12pt" style:font-style-asian="normal" style:font-weight-asian="normal"/>
    </style:style>
    <style:style style:name="T38" style:family="text">
      <style:text-properties officeooo:rsid="003f04ba"/>
    </style:style>
    <style:style style:name="T39" style:family="text">
      <style:text-properties officeooo:rsid="0040e001"/>
    </style:style>
    <style:style style:name="T40" style:family="text">
      <style:text-properties officeooo:rsid="004337fb"/>
    </style:style>
    <style:style style:name="T41" style:family="text">
      <style:text-properties officeooo:rsid="004693fb"/>
    </style:style>
    <style:style style:name="T42" style:family="text">
      <style:text-properties officeooo:rsid="00472399"/>
    </style:style>
    <style:style style:name="T43" style:family="text">
      <style:text-properties officeooo:rsid="004ccd4e"/>
    </style:style>
    <style:style style:name="T44" style:family="text">
      <style:text-properties officeooo:rsid="005155b8"/>
    </style:style>
    <style:style style:name="T45" style:family="text">
      <style:text-properties officeooo:rsid="00516288"/>
    </style:style>
    <style:style style:name="T46" style:family="text">
      <style:text-properties officeooo:rsid="0053051d"/>
    </style:style>
    <style:style style:name="T47" style:family="text">
      <style:text-properties officeooo:rsid="005383a3"/>
    </style:style>
    <style:style style:name="T48" style:family="text">
      <style:text-properties officeooo:rsid="0057adb3"/>
    </style:style>
    <style:style style:name="T49" style:family="text">
      <style:text-properties officeooo:rsid="005da972"/>
    </style:style>
    <style:style style:name="T50" style:family="text">
      <style:text-properties officeooo:rsid="005f0b55"/>
    </style:style>
    <style:style style:name="T51" style:family="text">
      <style:text-properties officeooo:rsid="005fd5e8"/>
    </style:style>
    <style:style style:name="T52" style:family="text">
      <style:text-properties officeooo:rsid="00649b17"/>
    </style:style>
    <style:style style:name="T53" style:family="text">
      <style:text-properties officeooo:rsid="006618c7"/>
    </style:style>
    <style:style style:name="T54" style:family="text">
      <style:text-properties officeooo:rsid="0071c264"/>
    </style:style>
    <style:style style:name="T55" style:family="text">
      <style:text-properties officeooo:rsid="0082471d"/>
    </style:style>
    <style:style style:name="T56" style:family="text">
      <style:text-properties officeooo:rsid="0089fe57"/>
    </style:style>
    <style:style style:name="T57" style:family="text">
      <style:text-properties officeooo:rsid="008a3988"/>
    </style:style>
    <style:style style:name="T58" style:family="text">
      <style:text-properties officeooo:rsid="008bf9a5"/>
    </style:style>
    <style:style style:name="T59" style:family="text">
      <style:text-properties officeooo:rsid="008eb076"/>
    </style:style>
    <style:style style:name="T60" style:family="text">
      <style:text-properties officeooo:rsid="00928151"/>
    </style:style>
    <style:style style:name="T61" style:family="text">
      <style:text-properties officeooo:rsid="0097acab"/>
    </style:style>
    <style:style style:name="T62" style:family="text">
      <style:text-properties officeooo:rsid="0099c646"/>
    </style:style>
    <style:style style:name="T63" style:family="text">
      <style:text-properties officeooo:rsid="009c0b02"/>
    </style:style>
    <style:style style:name="T64" style:family="text">
      <style:text-properties officeooo:rsid="00a49adb"/>
    </style:style>
    <style:style style:name="T65" style:family="text">
      <style:text-properties officeooo:rsid="00a4f4a9"/>
    </style:style>
    <style:style style:name="T66" style:family="text">
      <style:text-properties officeooo:rsid="00acab8e"/>
    </style:style>
    <style:style style:name="T67" style:family="text">
      <style:text-properties officeooo:rsid="00b54536"/>
    </style:style>
    <style:style style:name="T68" style:family="text">
      <style:text-properties officeooo:rsid="00b91b46"/>
    </style:style>
    <style:style style:name="T69" style:family="text">
      <style:text-properties style:font-name="DejaVu Sans Mono" fo:font-size="10pt" fo:font-style="normal" fo:font-weight="normal" style:font-size-asian="10pt" style:font-style-asian="normal" style:font-weight-asian="normal"/>
    </style:style>
    <style:style style:name="T70" style:family="text">
      <style:text-properties style:font-name="DejaVu Sans Mono" fo:font-size="10pt" fo:font-style="normal" fo:font-weight="normal" officeooo:rsid="019304b6" style:font-size-asian="10pt" style:font-style-asian="normal" style:font-weight-asian="normal"/>
    </style:style>
    <style:style style:name="T71" style:family="text">
      <style:text-properties style:font-name="DejaVu Sans Mono" fo:font-size="10pt" fo:font-style="normal" fo:font-weight="normal" officeooo:rsid="01943dbb" style:font-size-asian="10pt" style:font-style-asian="normal" style:font-weight-asian="normal"/>
    </style:style>
    <style:style style:name="T72" style:family="text">
      <style:text-properties style:font-name="DejaVu Sans" fo:font-size="10pt" style:font-size-asian="10pt" style:font-size-complex="10pt"/>
    </style:style>
    <style:style style:name="T73" style:family="text">
      <style:text-properties style:font-name="DejaVu Sans" fo:font-size="10pt" officeooo:rsid="00bf0641" style:font-size-asian="10pt" style:font-size-complex="10pt"/>
    </style:style>
    <style:style style:name="T74" style:family="text">
      <style:text-properties officeooo:rsid="00c0a3de"/>
    </style:style>
    <style:style style:name="T75" style:family="text">
      <style:text-properties officeooo:rsid="00c17bfe"/>
    </style:style>
    <style:style style:name="T76" style:family="text">
      <style:text-properties officeooo:rsid="00c2e8d6"/>
    </style:style>
    <style:style style:name="T77" style:family="text">
      <style:text-properties officeooo:rsid="00c62725"/>
    </style:style>
    <style:style style:name="T78" style:family="text">
      <style:text-properties officeooo:rsid="00c98752"/>
    </style:style>
    <style:style style:name="T79" style:family="text">
      <style:text-properties officeooo:rsid="00ccca5b"/>
    </style:style>
    <style:style style:name="T80" style:family="text">
      <style:text-properties officeooo:rsid="00cda4dd"/>
    </style:style>
    <style:style style:name="T81" style:family="text">
      <style:text-properties officeooo:rsid="00ce9bee"/>
    </style:style>
    <style:style style:name="T82" style:family="text">
      <style:text-properties officeooo:rsid="00d4c607"/>
    </style:style>
    <style:style style:name="T83" style:family="text">
      <style:text-properties officeooo:rsid="00d85518"/>
    </style:style>
    <style:style style:name="T84" style:family="text">
      <style:text-properties officeooo:rsid="00da1b42"/>
    </style:style>
    <style:style style:name="T85" style:family="text">
      <style:text-properties officeooo:rsid="00e0ec9a"/>
    </style:style>
    <style:style style:name="T86" style:family="text">
      <style:text-properties officeooo:rsid="00e27774"/>
    </style:style>
    <style:style style:name="T87" style:family="text">
      <style:text-properties officeooo:rsid="00e70393"/>
    </style:style>
    <style:style style:name="T88" style:family="text">
      <style:text-properties officeooo:rsid="00e7577f"/>
    </style:style>
    <style:style style:name="T89" style:family="text">
      <style:text-properties officeooo:rsid="00e868c2"/>
    </style:style>
    <style:style style:name="T90" style:family="text">
      <style:text-properties officeooo:rsid="00e9b72e"/>
    </style:style>
    <style:style style:name="T91" style:family="text">
      <style:text-properties officeooo:rsid="00e9f530"/>
    </style:style>
    <style:style style:name="T92" style:family="text">
      <style:text-properties officeooo:rsid="00ebc504"/>
    </style:style>
    <style:style style:name="T93" style:family="text">
      <style:text-properties fo:font-style="normal" style:font-style-asian="normal" style:font-style-complex="normal"/>
    </style:style>
    <style:style style:name="T94" style:family="text">
      <style:text-properties fo:font-style="normal" officeooo:rsid="014ba384" style:font-style-asian="normal" style:font-style-complex="normal"/>
    </style:style>
    <style:style style:name="T95" style:family="text">
      <style:text-properties fo:font-style="normal" officeooo:rsid="019a7ecd" style:font-style-asian="normal" style:font-style-complex="normal"/>
    </style:style>
    <style:style style:name="T96" style:family="text">
      <style:text-properties officeooo:rsid="00f0a1d2"/>
    </style:style>
    <style:style style:name="T97" style:family="text">
      <style:text-properties officeooo:rsid="00f24b20"/>
    </style:style>
    <style:style style:name="T98" style:family="text">
      <style:text-properties officeooo:rsid="00f26be6"/>
    </style:style>
    <style:style style:name="T99" style:family="text">
      <style:text-properties officeooo:rsid="00f5cbe5"/>
    </style:style>
    <style:style style:name="T100" style:family="text">
      <style:text-properties officeooo:rsid="00f7a841"/>
    </style:style>
    <style:style style:name="T101" style:family="text">
      <style:text-properties officeooo:rsid="00f933dc"/>
    </style:style>
    <style:style style:name="T102" style:family="text">
      <style:text-properties officeooo:rsid="00ff49d1"/>
    </style:style>
    <style:style style:name="T103" style:family="text">
      <style:text-properties officeooo:rsid="01017074"/>
    </style:style>
    <style:style style:name="T104" style:family="text">
      <style:text-properties officeooo:rsid="010233f1"/>
    </style:style>
    <style:style style:name="T105" style:family="text">
      <style:text-properties officeooo:rsid="01024c36"/>
    </style:style>
    <style:style style:name="T106" style:family="text">
      <style:text-properties officeooo:rsid="010269d8"/>
    </style:style>
    <style:style style:name="T107" style:family="text">
      <style:text-properties officeooo:rsid="01055bed"/>
    </style:style>
    <style:style style:name="T108" style:family="text">
      <style:text-properties officeooo:rsid="0106acc7"/>
    </style:style>
    <style:style style:name="T109" style:family="text">
      <style:text-properties officeooo:rsid="010842f1"/>
    </style:style>
    <style:style style:name="T110" style:family="text">
      <style:text-properties style:font-name="Liberation Serif1"/>
    </style:style>
    <style:style style:name="T111" style:family="text">
      <style:text-properties style:font-name="Liberation Serif1" officeooo:rsid="0108b400"/>
    </style:style>
    <style:style style:name="T112" style:family="text">
      <style:text-properties style:font-name="Liberation Serif1" fo:font-style="italic" officeooo:rsid="0108b400" style:font-style-asian="italic" style:font-style-complex="italic"/>
    </style:style>
    <style:style style:name="T113" style:family="text">
      <style:text-properties style:font-name="Liberation Serif1" officeooo:rsid="010a205f"/>
    </style:style>
    <style:style style:name="T114" style:family="text">
      <style:text-properties style:font-name="Liberation Serif1" officeooo:rsid="010af305"/>
    </style:style>
    <style:style style:name="T115" style:family="text">
      <style:text-properties style:font-name="Liberation Serif1" officeooo:rsid="010c2017"/>
    </style:style>
    <style:style style:name="T116" style:family="text">
      <style:text-properties style:font-name="Liberation Serif1" officeooo:rsid="010e6877"/>
    </style:style>
    <style:style style:name="T117" style:family="text">
      <style:text-properties officeooo:rsid="0045d84f"/>
    </style:style>
    <style:style style:name="T118" style:family="text">
      <style:text-properties officeooo:rsid="010f7b60"/>
    </style:style>
    <style:style style:name="T119" style:family="text">
      <style:text-properties officeooo:rsid="0110d734"/>
    </style:style>
    <style:style style:name="T120" style:family="text">
      <style:text-properties officeooo:rsid="0112d830"/>
    </style:style>
    <style:style style:name="T121" style:family="text">
      <style:text-properties officeooo:rsid="011348cc"/>
    </style:style>
    <style:style style:name="T122" style:family="text">
      <style:text-properties officeooo:rsid="01138e13"/>
    </style:style>
    <style:style style:name="T123" style:family="text">
      <style:text-properties officeooo:rsid="0113e7a2"/>
    </style:style>
    <style:style style:name="T124" style:family="text">
      <style:text-properties officeooo:rsid="011487bd"/>
    </style:style>
    <style:style style:name="T125" style:family="text">
      <style:text-properties officeooo:rsid="0117e7a9"/>
    </style:style>
    <style:style style:name="T126" style:family="text">
      <style:text-properties officeooo:rsid="011ad91e"/>
    </style:style>
    <style:style style:name="T127" style:family="text">
      <style:text-properties officeooo:rsid="011ba61f"/>
    </style:style>
    <style:style style:name="T128" style:family="text">
      <style:text-properties officeooo:rsid="011eafc4"/>
    </style:style>
    <style:style style:name="T129" style:family="text">
      <style:text-properties officeooo:rsid="00472467"/>
    </style:style>
    <style:style style:name="T130" style:family="text">
      <style:text-properties officeooo:rsid="0125609a"/>
    </style:style>
    <style:style style:name="T131" style:family="text">
      <style:text-properties officeooo:rsid="01275a12"/>
    </style:style>
    <style:style style:name="T132" style:family="text">
      <style:text-properties officeooo:rsid="0128651b"/>
    </style:style>
    <style:style style:name="T133" style:family="text">
      <style:text-properties officeooo:rsid="01290e03"/>
    </style:style>
    <style:style style:name="T134" style:family="text">
      <style:text-properties officeooo:rsid="01331897"/>
    </style:style>
    <style:style style:name="T135" style:family="text">
      <style:text-properties officeooo:rsid="0134575b"/>
    </style:style>
    <style:style style:name="T136" style:family="text">
      <style:text-properties officeooo:rsid="0135df2a"/>
    </style:style>
    <style:style style:name="T137" style:family="text">
      <style:text-properties officeooo:rsid="01387b5d"/>
    </style:style>
    <style:style style:name="T138" style:family="text">
      <style:text-properties officeooo:rsid="013a3319"/>
    </style:style>
    <style:style style:name="T139" style:family="text">
      <style:text-properties officeooo:rsid="013e15b6"/>
    </style:style>
    <style:style style:name="T140" style:family="text">
      <style:text-properties officeooo:rsid="013f3878"/>
    </style:style>
    <style:style style:name="T141" style:family="text">
      <style:text-properties officeooo:rsid="014314a5"/>
    </style:style>
    <style:style style:name="T142" style:family="text">
      <style:text-properties officeooo:rsid="0144b58b"/>
    </style:style>
    <style:style style:name="T143" style:family="text">
      <style:text-properties officeooo:rsid="014e4cec"/>
    </style:style>
    <style:style style:name="T144" style:family="text">
      <style:text-properties officeooo:rsid="014f6c38"/>
    </style:style>
    <style:style style:name="T145" style:family="text">
      <style:text-properties officeooo:rsid="01528bfd"/>
    </style:style>
    <style:style style:name="T146" style:family="text">
      <style:text-properties officeooo:rsid="0153ba04"/>
    </style:style>
    <style:style style:name="T147" style:family="text">
      <style:text-properties officeooo:rsid="0155d354"/>
    </style:style>
    <style:style style:name="T148" style:family="text">
      <style:text-properties officeooo:rsid="015685ba"/>
    </style:style>
    <style:style style:name="T149" style:family="text">
      <style:text-properties officeooo:rsid="0156d923"/>
    </style:style>
    <style:style style:name="T150" style:family="text">
      <style:text-properties officeooo:rsid="015858b7"/>
    </style:style>
    <style:style style:name="T151" style:family="text">
      <style:text-properties officeooo:rsid="015ce699"/>
    </style:style>
    <style:style style:name="T152" style:family="text">
      <style:text-properties officeooo:rsid="015e7cf9"/>
    </style:style>
    <style:style style:name="T153" style:family="text">
      <style:text-properties officeooo:rsid="015ec355"/>
    </style:style>
    <style:style style:name="T154" style:family="text">
      <style:text-properties officeooo:rsid="016216ae"/>
    </style:style>
    <style:style style:name="T155" style:family="text">
      <style:text-properties officeooo:rsid="01635583"/>
    </style:style>
    <style:style style:name="T156" style:family="text">
      <style:text-properties officeooo:rsid="01643463"/>
    </style:style>
    <style:style style:name="T157" style:family="text">
      <style:text-properties officeooo:rsid="0164a61e"/>
    </style:style>
    <style:style style:name="T158" style:family="text">
      <style:text-properties officeooo:rsid="016987ab"/>
    </style:style>
    <style:style style:name="T159" style:family="text">
      <style:text-properties officeooo:rsid="016a8406"/>
    </style:style>
    <style:style style:name="T160" style:family="text">
      <style:text-properties officeooo:rsid="016a9c37"/>
    </style:style>
    <style:style style:name="T161" style:family="text">
      <style:text-properties officeooo:rsid="0176bb97"/>
    </style:style>
    <style:style style:name="T162" style:family="text">
      <style:text-properties officeooo:rsid="017c394b"/>
    </style:style>
    <style:style style:name="T163" style:family="text">
      <style:text-properties officeooo:rsid="017f7c1d"/>
    </style:style>
    <style:style style:name="T164" style:family="text">
      <style:text-properties officeooo:rsid="01829745"/>
    </style:style>
    <style:style style:name="T165" style:family="text">
      <style:text-properties officeooo:rsid="0183c45e"/>
    </style:style>
    <style:style style:name="T166" style:family="text">
      <style:text-properties officeooo:rsid="01855920"/>
    </style:style>
    <style:style style:name="T167" style:family="text">
      <style:text-properties officeooo:rsid="018969cd"/>
    </style:style>
    <style:style style:name="T168" style:family="text">
      <style:text-properties officeooo:rsid="018afaf8"/>
    </style:style>
    <style:style style:name="T169" style:family="text">
      <style:text-properties officeooo:rsid="018d581a"/>
    </style:style>
    <style:style style:name="T170" style:family="text">
      <style:text-properties officeooo:rsid="01959750"/>
    </style:style>
    <style:style style:name="T171" style:family="text">
      <style:text-properties officeooo:rsid="0198ca04"/>
    </style:style>
    <style:style style:name="fr1" style:family="graphic" style:parent-style-name="Frame">
      <style:graphic-properties style:run-through="foreground" style:wrap="none" style:vertical-pos="top" style:vertical-rel="baseline" style:horizontal-pos="center"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89"/>
      <text:p text:style-name="P89"><text:span text:style-name="T79">Turing Complete Computing</text:span></text:p>
      <text:p text:style-name="P57">The Programmers View of Memory</text:p>
      <text:p text:style-name="P56">by Thomas Walker Lynch<text:line-break/>2016 12 21</text:p>
      <text:h text:style-name="P92" text:outline-level="1">Introduction</text:h>
      <text:p text:style-name="P77">The advantage of having a Turing Complete computer architecture is that it scales to any data size or length of computation without breaking the architecture. <text:s/>An artifact of this quality is that errors that occur in computation have to do with the computation rather than architecture choices. <text:s/><text:span text:style-name="T132">Some might say such an architecture is elegant. <text:s/>We need not sacrifice high performance to reach these goals, and in cases that correct results are required we can reach levels of performance otherwise not achievable. <text:s/>With the advent of quantum computing such an architecture may become a minimum requirement rather than just an elegant variation.</text:span></text:p>
      <text:p text:style-name="P76">Th<text:span text:style-name="T91">e</text:span> Turing Machine abstraction may be used to establish the theory of computation.<text:note text:id="ftn1" text:note-class="footnote"><text:note-citation>1</text:note-citation><text:note-body><text:p text:style-name="P93">Christos Papdimitriou, <text:span text:style-name="T3">Elements of the Theory of Computation</text:span></text:p></text:note-body></text:note> <text:span text:style-name="T132">Hence we start with it. <text:s/>Various authors have made inconsequential variations on the Turing Machine abstraction. <text:s/>These variations are said to be inconsequential because they lead to the same results for order of complexity and existence analysis for algorithms. <text:s/>Only certain coefficients will differ. <text:s text:c="2"/>In the next chapter, </text:span><text:span text:style-name="T132"><text:bookmark-ref text:reference-format="text" text:ref-name="__RefHeading___Toc788_1864530906">Derivation of a Finite Turing Machine Abstraction</text:bookmark-ref></text:span><text:span text:style-name="T132"> I present such a variation. <text:s/>My variation replaces the infinite tape of conventional definitions with a finite tape that may grow to be arbitrarily large. <text:s/>Though it is arbitrarily large, it still remains finite. <text:s/>(For non-computation abstractions the tape may grow to be infinite, which is required to maintain the property of being an inconsequential variation.)</text:span></text:p>
      <text:p text:style-name="P78"><text:span text:style-name="T133">This 'growing' Turing Machine variation functions as a bridge to introducing the TM library in the chapter </text:span><text:span text:style-name="T133"><text:bookmark-ref text:reference-format="text" text:ref-name="__RefHeading___Toc794_1864530906">The Tape Machine Library</text:bookmark-ref></text:span><text:span text:style-name="T133">. <text:s/>The TM library is a generic container class to be used with a high level language. <text:s/>The examples in this book are in Common Lisp. <text:s/>There is a once to one correspondence between the growing Turing Machine definition and the elements of the TM library interface. </text:span></text:p>
      <text:p text:style-name="P79"><text:span text:style-name="T131">We say that a system is </text:span><text:span text:style-name="T24">Turing</text:span><text:span text:style-name="T131"> </text:span><text:span text:style-name="T19">complete</text:span><text:span text:style-name="T130"> when it can do everything that a Turing Machine can do. The TM library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79"><text:span text:style-name="T130">Having the TM library is not the whole Turing Complete computing story. We still have to implement the functionality of the interface. <text:s/>In later chapters we described the pumped address space and unbounded memory allocation algorithms, thus completing the base definition of the Turing Complete computer architecture. From there we discuss implementation features for increasing performance.</text:span></text:p>
      <text:p text:style-name="P79"><text:span text:style-name="T130"><text:s text:c="3"/></text:span></text:p>
      <text:h text:style-name="P91" text:outline-level="1"><text:bookmark-start text:name="__RefHeading___Toc788_1864530906"/><text:span text:style-name="T130">Derivation of a Finite Turing Machine Abstraction</text:span><text:bookmark-end text:name="__RefHeading___Toc788_1864530906"/></text:h>
      <text:h text:style-name="Heading_20_2" text:outline-level="2"><text:span text:style-name="T80">A Conventional </text:span>Turing Machine <text:span text:style-name="T79">Definition</text:span></text:h>
      <text:p text:style-name="P8">[insert Turing Machine figure]</text:p>
      <text:p text:style-name="P2">A Turing Machine is a mathematical abstraction <text:span text:style-name="T1">of</text:span> a computer. <text:s/>It is a se<text:span text:style-name="T29">t</text:span> of <text:span text:style-name="T29">the following elements:</text:span></text:p>
      <text:list xml:id="list111919805596925330" text:style-name="L1">
        <text:list-item>
          <text:p text:style-name="P22"><text:s/>finite alphabet</text:p>
        </text:list-item>
        <text:list-item>
          <text:p text:style-name="P22">distinct empty symbol</text:p>
        </text:list-item>
        <text:list-item>
          <text:p text:style-name="P22"><text:s/><text:span text:style-name="T99">a single ended </text:span>tape</text:p>
        </text:list-item>
        <text:list-item>
          <text:p text:style-name="P22"><text:s/>read/write head</text:p>
        </text:list-item>
        <text:list-item>
          <text:p text:style-name="P22"><text:s/>controlling state machine</text:p>
        </text:list-item>
        <text:list-item>
          <text:p text:style-name="P25"><text:span text:style-name="T99">left of leftmost</text:span> error</text:p>
        </text:list-item>
        <text:list-item>
          <text:p text:style-name="P22"><text:s/>start state</text:p>
        </text:list-item>
        <text:list-item>
          <text:p text:style-name="P22"><text:s/><text:span text:style-name="T103">halt state</text:span></text:p>
        </text:list-item>
        <text:list-item>
          <text:p text:style-name="P28">current state</text:p>
        </text:list-item>
        <text:list-item>
          <text:p text:style-name="P28"><text:s/>fixed procedure for using these. <text:s/></text:p>
        </text:list-item>
      </text:list>
      <text:p text:style-name="P59"><text:span text:style-name="T2">A </text:span><text:span text:style-name="T5">symbol</text:span><text:span text:style-name="T2"> may be any mathematical object for which one may have multiple instances, where those instances can be compared for equality, or for inequality against instances of other symbols. <text:s/>As a matter of convenience in this document, I use sequences of letters and or digits as symbols. <text:s/></text:span></text:p>
      <text:p text:style-name="P58"><text:span text:style-name="T2">The </text:span><text:span text:style-name="T5">alphabet</text:span><text:span text:style-name="T2"> is a finite set of </text:span><text:span text:style-name="T5">symbols</text:span><text:span text:style-name="T2">. <text:s/></text:span></text:p>
      <text:p text:style-name="P60">The <text:span text:style-name="T3">distinct empty symbol</text:span> may be any symbol that is not found in the alphabet. <text:s/><text:span text:style-name="T135">This symbol may appear in the tape sequence. <text:s/>Relative to the alphabet, a sequence element that is not an alphabet symbol is 'empty', hence the name </text:span><text:span text:style-name="T20">empty symbo</text:span><text:span text:style-name="T134">l.</text:span></text:p>
      <text:p text:style-name="P3"><text:span text:style-name="T82">The tape is an infinite sequence. <text:s/>We notice three special subsequences:</text:span></text:p>
      <text:list xml:id="list2638217069433146070" text:style-name="L2">
        <text:list-item>
          <text:p text:style-name="P33"><text:span text:style-name="T78">an </text:span>element which is either an alphabet symbol or the empty symbol</text:p>
        </text:list-item>
        <text:list-item>
          <text:p text:style-name="P33"><text:span text:style-name="T161">followed by a </text:span>finite sequence <text:span text:style-name="T90">extending to a rightmost alphabet symbol</text:span></text:p>
        </text:list-item>
        <text:list-item>
          <text:p text:style-name="P33"><text:span text:style-name="T161">followed by </text:span>an infinite sequence of empty symbols. <text:s/></text:p>
        </text:list-item>
      </text:list>
      <text:p text:style-name="P61"><text:span text:style-name="T32">We say that the first symbol in the tape sequence is the </text:span><text:span text:style-name="T4">leftmost</text:span><text:span text:style-name="T30"> symbol. The second symbol in the sequence is then the </text:span><text:span text:style-name="T4">right neighbor</text:span><text:span text:style-name="T30"> of the leftmost symbol. <text:s/>Etc. <text:s/>this nomenclature is drawn from a left to right writing convention. <text:s text:c="2"/>It follows that the leftmost symbol has no left neighbor, <text:s/>but all other sequence members have both a left neighbor and a right neighbor. <text:s text:c="2"/>A Turing Machine tape has no rightmost symbol because it is an infinite sequence.</text:span></text:p>
      <text:p text:style-name="P31"><text:soft-page-break/><text:span text:style-name="T33">The</text:span> read/write head <text:span text:style-name="T85">indicates (indexes) one of the elements</text:span> <text:span text:style-name="T30">in the</text:span> tape <text:span text:style-name="T30">sequence</text:span>. <text:s/><text:span text:style-name="T136">The head is not a natural number. <text:s/>Such a definition would be a circular because we later we use a Turing Machine to define natural numbers and the concept of an address. <text:s text:c="2"/>Having a head means that we keep the tape as two subsequences. <text:s/>The first sequence is finite. <text:s/>We call it the </text:span><text:span text:style-name="T21">left hand side</text:span><text:span text:style-name="T136"> of the tape. Its last element is the element that “the head is on”. <text:s text:c="2"/>The second sequence holds the rest of the tape. <text:s/>We call it the </text:span><text:span text:style-name="T21">right hand side</text:span><text:span text:style-name="T136"> of the tape. <text:s/>To step the head right we remove the first element of the right hand side, and then append it to the left hand side. <text:s/>To step the head left, we remove the last element of the left hand side, and make it the first element of the right hand side. <text:s/>In the section, </text:span><text:span text:style-name="T136"><text:bookmark-ref text:reference-format="text" text:ref-name="__RefHeading___Toc874_1864530906">Addresses and Cells</text:bookmark-ref></text:span><text:span text:style-name="T136"> we will justify using the term </text:span><text:span text:style-name="T21">cell</text:span><text:span text:style-name="T136">, instead of </text:span><text:span text:style-name="T21">element</text:span><text:span text:style-name="T136"> when speaking of locations such as </text:span><text:span text:style-name="T21">the cell that the head is on</text:span><text:span text:style-name="T136">. </text:span></text:p>
      <text:p text:style-name="P80">The controlling state machine <text:span text:style-name="T33">is a graph. <text:s/>It </text:span>may be either of Mealy or Moore <text:span text:style-name="T86">style</text:span>, as these are isomorphic. <text:s/>We describe a Moore style machine here. <text:s text:c="2"/><text:span text:style-name="T33">The graph is a set containing three elements:</text:span></text:p>
      <text:list xml:id="list7550800797710678690" text:style-name="L3">
        <text:list-item>
          <text:p text:style-name="P34">s<text:span text:style-name="T87">et of s</text:span>tate<text:span text:style-name="T83">s</text:span></text:p>
        </text:list-item>
        <text:list-item>
          <text:p text:style-name="P34"><text:span text:style-name="T87">set of commands</text:span></text:p>
        </text:list-item>
        <text:list-item>
          <text:p text:style-name="P34"><text:span text:style-name="T87">set of </text:span>arcs. <text:s/></text:p>
        </text:list-item>
      </text:list>
      <text:p text:style-name="P62"><text:span text:style-name="T87">A</text:span> state is a symbol. <text:s/><text:span text:style-name="T88">These symbols appear a different context than those of the alphabet or empty symbol, and thus need not be distinct from them.</text:span></text:p>
      <text:p text:style-name="P6"><text:span text:style-name="T83">Commands are pairs of symbols, &lt;state, command&gt;. <text:s/>For the Turing Machine we have a fixed set of command symbols, <text:s/>{step-left, step-right, and write(</text:span><text:span text:style-name="T6">value</text:span><text:span text:style-name="T15">)</text:span><text:span text:style-name="T33">}, where the </text:span><text:span text:style-name="T6">value</text:span><text:span text:style-name="T33"> parameter is set when the controller is defined. <text:s/></text:span><text:span text:style-name="T6">value</text:span><text:span text:style-name="T33"> must be a member of the alphabet or be the empty symbol. There may be at most one step command and one write command per state.</text:span></text:p>
      <text:p text:style-name="P7">The arcs are triples <text:span text:style-name="T83">of symbols</text:span> of the form, <text:s/>&lt;state, state, <text:span text:style-name="T16">value</text:span>&gt;. <text:s text:c="2"/>We call the first state in the triple the <text:span text:style-name="T3">from state</text:span>, and the second <text:span text:style-name="T84">one the</text:span> <text:span text:style-name="T3">to state</text:span>. <text:s/><text:span text:style-name="T84">Again </text:span><text:span text:style-name="T16">value</text:span><text:span text:style-name="T84"> is set when the controller is defined, and it is either a symbol from the alphabet or the empty symbol.</text:span> <text:s/><text:span text:style-name="T34">W</text:span>e require that for each from state that there <text:span text:style-name="T34">exists</text:span> an arc for each member of the alphabet, one for empty symbo<text:span text:style-name="T162">l. <text:s/>We also require for any state with a corresponding move-left command that there is an arc</text:span> for the left of leftmost error. <text:span text:style-name="T162">The only exception to this is if we can prove that the left of leftmost error can not occur.</text:span> <text:s/><text:span text:style-name="T162">As a notational convenience we might reduce the work of listing arcs by adopting the convention of explicitly providing important arcs, and saying the rest of the arcs are identical to a </text:span><text:span text:style-name="T7">default</text:span><text:span text:style-name="T34"> arc or an </text:span><text:span text:style-name="T7">error</text:span><text:span text:style-name="T34"> arc, among other expediencies.</text:span></text:p>
      <text:p text:style-name="P13">Though the <text:span text:style-name="T163">we specify the general form for the </text:span>state machine controller <text:span text:style-name="T163">when listing the components of the Turing Machine, we did not provide an </text:span>exact definition. <text:s/><text:span text:style-name="T102">Consequently </text:span>there are a countably infinite number of different Turing Machines <text:span text:style-name="T48">each </text:span>with different state controller <text:span text:style-name="T48">definitions</text:span>. <text:s/>(Among these is a Turing Machine that reads its state controller definition <text:span text:style-name="T101">from</text:span> the tape, the so called <text:span text:style-name="T3">Universal Turing Machine</text:span>.) <text:s/></text:p>
      <text:p text:style-name="P29">According to the fixed procedure, </text:p>
      <text:list xml:id="list8621286715821395938" text:style-name="L4">
        <text:list-item>
          <text:p text:style-name="P35"><text:soft-page-break/>We initialize the tape, and set the current state to the start state. </text:p>
        </text:list-item>
        <text:list-item>
          <text:p text:style-name="P36">If the command is move-left, then we move the head to the left neighbor element in the tape sequence. <text:s/>Similarly for move-right, we move the head to the right neighbor. <text:s/>For a write command we change the sequence element to the provided value.</text:p>
        </text:list-item>
        <text:list-item>
          <text:p text:style-name="P35">We read the symbol indicated by the head in the tape sequence, and look to see if this symbol matches one of the arcs leaving the current state. <text:s/>As we have a deterministic machine exactly one of the arcs must match.</text:p>
        </text:list-item>
        <text:list-item>
          <text:p text:style-name="P37"><text:span text:style-name="T35">W</text:span>e follow the matching arc to a new state, and write the new state as the current state. <text:s/>We call this 'taking a step'.</text:p>
        </text:list-item>
        <text:list-item>
          <text:p text:style-name="P37">If the current state is now <text:span text:style-name="T125">the</text:span> <text:span text:style-name="T125">halt</text:span> state, we halt. <text:s/>Otherwise we go back to step 2.</text:p>
        </text:list-item>
      </text:list>
      <text:p text:style-name="P64">In step one, <text:span text:style-name="T92">we provide the input by </text:span>initializing the tape. <text:s/>We refine <text:span text:style-name="T92">the</text:span> <text:span text:style-name="T92">definition</text:span> of input in a latter section, <text:bookmark-ref text:reference-format="text" text:ref-name="__RefHeading___Toc759_1864530906">More About The Tape</text:bookmark-ref>. <text:s/><text:span text:style-name="T92">In this step we also set the initial state for the state machine. <text:s/>Step 2 starts the loop. <text:s/>We begin by asserting the commands associated with the state. <text:s/>In step 3 we select an arc, and in step 4 we follow it. <text:s/>In step 5 we check to see if we are at the halt state, and if so we halt, otherwise we loop. <text:s/></text:span></text:p>
      <text:p text:style-name="P64"><text:span text:style-name="T92">Walking through this procedure is known as </text:span><text:span text:style-name="T17">running</text:span><text:span text:style-name="T92"> the machine.</text:span></text:p>
      <text:h text:style-name="P94" text:outline-level="2">Analysis <text:span text:style-name="T97">Order</text:span></text:h>
      <text:p text:style-name="P66"><text:span text:style-name="T164">In this section</text:span> we use the term <text:span text:style-name="T3">order</text:span> to mean level or power. <text:s/>We are not talking about which comes first or second <text:span text:style-name="T126">in a sequence.</text:span></text:p>
      <text:p text:style-name="P67">When a person <text:span text:style-name="T165">studies </text:span>a <text:span text:style-name="T165">given </text:span>Turing Machine by walking through the Turing Machine procedure and watching, we say the person is <text:span text:style-name="T23">performing a computation</text:span><text:span text:style-name="T94">, or is, </text:span><text:span text:style-name="T23">evaluating</text:span> the machine. <text:s/><text:span text:style-name="T166">Computing</text:span> is <text:span text:style-name="T104">a</text:span> 'first order <text:span text:style-name="T97">analysis'</text:span>. <text:s text:c="2"/>We say that Turing Machines that halt in finite <text:span text:style-name="T137">number of steps</text:span> <text:span text:style-name="T22">for any input</text:span><text:span text:style-name="T139"> </text:span>are <text:span text:style-name="T3">computational.</text:span><text:span text:style-name="T97"> <text:s/>For a given non-computational Turing Machine there will exist an input for which <text:s/>computation will never complete.</text:span></text:p>
      <text:p text:style-name="P66"><text:span text:style-name="T138">Alternatively w</text:span>e can analyze a Turing Machine instead of evaluating it. <text:s/>To perform an analysis<text:span text:style-name="T63"> we place the Turing Machine definition itself on a tape for another Turing Machine to look at. <text:s/>We then run this second Turing Machine so as to learn about the first one. <text:s/>(It is often the case that this second Turing </text:span>M<text:span text:style-name="T63">achine which performs the</text:span> analysis<text:span text:style-name="T63"> is in </text:span>a person's brain. <text:span text:style-name="T98">P</text:span>erhaps the person is <text:span text:style-name="T63">writing a proof </text:span>about the Turing Machine that is being studied<text:span text:style-name="T63">.) <text:s/></text:span>Analysis, <text:span text:style-name="T138">as the term is used</text:span> <text:span text:style-name="T105">without further qualification, </text:span>is <text:span text:style-name="T105">the same as 'second order analysis'. <text:s/>Analysis can be applied to both computational and non-compuational machines. In many cases it is possible to learn something useful about a non-computational machine by analyzing it rather that evaluating it.</text:span></text:p>
      <text:p text:style-name="P38"><text:span text:style-name="T96">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96">As it turns out, it </text:span>has been proven in computation theory that there does not exist a second order machine, <text:span text:style-name="T167">a </text:span><text:soft-page-break/><text:span text:style-name="T167">machine A,</text:span> which in general can <text:span text:style-name="T167">compute and decide</text:span> if <text:span text:style-name="T167">any given</text:span> Turing Machine <text:span text:style-name="T168">B</text:span> <text:span text:style-name="T96">is computational</text:span>. <text:s text:c="2"/>Though <text:span text:style-name="T169">this</text:span> is not possible in general, it is certainly possible for broad classes of Turing Machines, <text:span text:style-name="T98">which is a good thing, as otherwise it would be even more troublesome to write programs than it is already.</text:span></text:p>
      <text:h text:style-name="Heading_20_2" text:outline-level="2"><text:bookmark-start text:name="__RefHeading___Toc874_1864530906"/>Addresses <text:span text:style-name="T128">and Cells</text:span><text:bookmark-end text:name="__RefHeading___Toc874_1864530906"/></text:h>
      <text:p text:style-name="P9"><text:span text:style-name="T44">We can define a</text:span> Turing Machine <text:span text:style-name="T56">that is</text:span> <text:span text:style-name="T44">identical to </text:span>the recursive definition of natural numbers a<text:span text:style-name="T42">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42">right neighbor </text:span>element is 2, etc. <text:s text:c="2"/>This mapping <text:span text:style-name="T57">assigns to</text:span> each element in the tape sequence a natural number <text:span text:style-name="T52">which </text:span>we call its <text:span text:style-name="T3">address</text:span>. <text:s text:c="2"/></text:p>
      <text:p text:style-name="P9">The distance between two elements is defined to be the difference in the <text:span text:style-name="T42">corresponding</text:span> addresses. </text:p>
      <text:p text:style-name="P75">An <text:span text:style-name="T3">area</text:span> is a subsequence of a tape. <text:s/>The length of an area<text:span text:style-name="T129"> is one greater than the distance between the leftmost element of the area, and </text:span>that of the<text:span text:style-name="T129"> rightmost element of the area. <text:s/>It follows that the area of a single element on the tape is 1.</text:span></text:p>
      <text:p text:style-name="P10">Suppose we have a Turing Machine that is <text:span text:style-name="T49">designed</text:span> to mark an area <text:span text:style-name="T49">based on some property of the symbols in that area</text:span>. <text:s/>There are multiple possible definitions for such a Turing Machine, but lets take a very simple one. <text:s/>Our area marking Turing Machine will step <text:span text:style-name="T45">right until it finds </text:span>the leftmost element of the area, and <text:span text:style-name="T45">then </text:span>write the marker symbol. <text:s/>It will then <text:span text:style-name="T45">continue to </text:span>step <text:span text:style-name="T45">right </text:span>and write the marker symbol until it reaches the rightmost element, which it will also <text:span text:style-name="T45">mark. </text:span><text:s/><text:span text:style-name="T106">T</text:span>hen <text:span text:style-name="T106">the machine will </text:span>halt.</text:p>
      <text:p text:style-name="P10">Now suppose we employ a second order analysis. <text:s/>Instead of running our area marker Turing Machine, we examine <text:span text:style-name="T53">its</text:span> state controller and the mounted tape. <text:s/>Now suppose we make a startling discovery – the analysis of this machine tells us the <text:span text:style-name="T107">inputs exist for which the </text:span>area marker will never halt. <text:s/><text:span text:style-name="T108">For such inputs we say that no area possessing the searched for property exists. <text:s/>We also say that the area of said property </text:span><text:span text:style-name="T11">has zero length</text:span><text:span text:style-name="T46">. <text:s/>These two statements are identical. <text:s/>Note, then, that concept of zero length is a second order length concept.</text:span></text:p>
      <text:p text:style-name="P39">We can create a Turing Machine that moves the head right address number of times to reach the addressed tape sequence element. <text:s text:c="2"/>This machine can be composed with other machines to give them random access ability on the tape. <text:s/><text:span text:style-name="T109">Though this is can not be integrated into the our definition for a Turing Machines, as it will affect the computational complexity of some problems.</text:span></text:p>
      <text:p text:style-name="P70">Let us ask a question, <text:s/>what is it that and address is actually locating? <text:s/>Let us consider an example. <text:s/>Suppose we have the tape sequence of: <text:s/></text:p>
      <text:p text:style-name="P70"><text:s text:c="3"/>a, b , c, <text:span text:style-name="T110">ф, <text:s/>ф, <text:s/>ф … <text:s/></text:span></text:p>
      <text:p text:style-name="P70"><text:span text:style-name="T110">Now consider that we have an address of '2'. <text:s/>If we read tape address 2 we get back the letter 'c'. <text:s/></text:span><text:span text:style-name="T113">So the address is locating the 'c'. <text:s/></text:span><text:span text:style-name="T110">Now suppose we write address 2. <text:s/>say we write 'γ'. <text:s/>Now our sequence is:</text:span></text:p>
      <text:p text:style-name="P70"><text:span text:style-name="T110"><text:s text:c="3"/>a, b , γ, ф, <text:s/>ф, <text:s/>ф …</text:span></text:p>
      <text:p text:style-name="P70"><text:soft-page-break/><text:span text:style-name="T110">Now we write 'Г', resulting in the sequence:</text:span></text:p>
      <text:p text:style-name="P70"><text:span text:style-name="T110"><text:s text:c="3"/>a, b , Г, ф, <text:s/>ф, <text:s/>ф …</text:span></text:p>
      <text:p text:style-name="P71"><text:span text:style-name="T110">It would appear that the answer to our question is that address 2 is addressing </text:span><text:span text:style-name="T113">different</text:span><text:span text:style-name="T110"> things at different times. <text:s/>First it was, c, <text:s/>then γ, then <text:s/>Г. <text:s/></text:span><text:span text:style-name="T111">Yet the address was never changed. <text:s text:c="2"/></text:span><text:span text:style-name="T114">Yet i</text:span><text:span text:style-name="T111">t is unsatisfactory to suggest </text:span><text:span text:style-name="T115">what an</text:span><text:span text:style-name="T111"> address </text:span><text:span text:style-name="T115">locates changes</text:span><text:span text:style-name="T111"> depending on the </text:span><text:span text:style-name="T115">value of that thing being located.</text:span><text:span text:style-name="T111"> <text:s/></text:span><text:span text:style-name="T115">Its topological position in the series never changed.</text:span></text:p>
      <text:p text:style-name="P72"><text:span text:style-name="T111">Note that when we created the natural number Turing Machine, that the values of the tape never came into play. <text:s/>Addresses speak to the the structure of the tape rather than the </text:span><text:span text:style-name="T115">values</text:span><text:span text:style-name="T111"> held on the tape. In order to facilitate this interpretation, we note that a sequence consists of a sequence of </text:span><text:span text:style-name="T112">cells</text:span><text:span text:style-name="T111">. <text:s/>An address always locates the same cell, though the contents of that cell can change. <text:s/>This is only a small extension to the already existing concept of a variable in mathematics. <text:s/></text:span><text:span text:style-name="T115">In mathematics we</text:span><text:span text:style-name="T111"> allow that a variable can take on different values, though its name never changes. <text:s/></text:span><text:span text:style-name="T115">Now we are going to say that a cell can take on different values, though its address never changes. <text:s/>Furthermore, as the cell is part of the sequence, <text:s/>we are going to say the cell has a left neighbor or right neighbor – not the value in the cell.</text:span></text:p>
      <text:h text:style-name="P96" text:outline-level="2"><text:bookmark-start text:name="__RefHeading___Toc759_1864530906"/><text:span text:style-name="T116">More </text:span><text:span text:style-name="T115">About The Tape</text:span><text:bookmark-end text:name="__RefHeading___Toc759_1864530906"/></text:h>
      <text:p text:style-name="P73"><text:span text:style-name="T117">[tape figure, showing parts]</text:span></text:p>
      <text:p text:style-name="P44">The <text:span text:style-name="T58">area on a tape extending from the</text:span> first <text:span text:style-name="T118">cell</text:span> to the rightmost <text:span text:style-name="T118">cell that is holding an </text:span>alphabet symbol is referred to as the <text:span text:style-name="T3">active area</text:span>. <text:s/><text:span text:style-name="T44">If there is no alphabet character on the tape, then there is no active area (i.e. the active area has length 0).</text:span> <text:s/>The infinite right going tail of <text:span text:style-name="T119">cells holding the </text:span>empty symbol is then the <text:span text:style-name="T3">inactive</text:span> <text:span text:style-name="T41">area. <text:s/></text:span></text:p>
      <text:p text:style-name="P44"><text:span text:style-name="T41">The initial active area is called the </text:span><text:span text:style-name="T10">input</text:span><text:span text:style-name="T41">. <text:s/>The final active area is called the </text:span><text:span text:style-name="T10">output</text:span><text:span text:style-name="T41">.</text:span></text:p>
      <text:p text:style-name="P11">Suppose we unmount a tape <text:span text:style-name="T50">from</text:span> one Turing Machine, and <text:span text:style-name="T51">mount</text:span> it <text:span text:style-name="T51">on</text:span> another Turing Machine so as to calculate the length of the active area. <text:s/><text:span text:style-name="T59">The output of the first machine becomes the input for the second</text:span>. <text:s/><text:span text:style-name="T59">However, w</text:span>e have a problem, as the second Turing Machine can never know if it has reached the rightmost alphabet symbol on the tape. <text:s/>At any point it measures an empty symbol, <text:span text:style-name="T59">it can not stop searching, as </text:span>there might always be an alphabet symbol further <text:span text:style-name="T59">to the</text:span> right.</text:p>
      <text:p text:style-name="P11">There are a number of ways around this problem:</text:p>
      <text:list xml:id="list1698083457355084613" text:style-name="L5">
        <text:list-item>
          <text:p text:style-name="P41">We have second order information about the length of the active area. <text:s/>This is usually how we do our complexity analysis – the length of the input is decreed externally as a parameter.</text:p>
        </text:list-item>
        <text:list-item>
          <text:p text:style-name="P42">We have <text:span text:style-name="T140">the location of the end of the active area</text:span> embedded in the active area. <text:s/>This can be an address, a sequence that is recognized by the controller, or a special symbol.</text:p>
        </text:list-item>
        <text:list-item>
          <text:p text:style-name="P43"><text:span text:style-name="T47">We adopt a convention of maintaining a </text:span><text:span text:style-name="T12">compact</text:span><text:span text:style-name="T47"> tape. <text:s/>As such we have no embedded empty symbols in the active area. Then the empty symbol marks the end of the active area.</text:span></text:p>
        </text:list-item>
        <text:list-item>
          <text:p text:style-name="P40"><text:span text:style-name="T47">We have external accounting, i.e. </text:span><text:span text:style-name="T12">allocation management</text:span><text:span text:style-name="T47">.</text:span></text:p>
        </text:list-item>
      </text:list>
      <text:p text:style-name="P68"><text:soft-page-break/>A <text:span text:style-name="T3">compact</text:span> area is one that has only alphabet symbols (no empty symbols). <text:s/>We can extend this concept to say that the <text:span text:style-name="T3">density</text:span> of an area is the ratio of alphabet symbols to empty symbols. </text:p>
      <text:h text:style-name="P95" text:outline-level="2"><text:span text:style-name="T89">Complexity</text:span></text:h>
      <text:p text:style-name="P69"><text:span text:style-name="T91">An interesting aspect of the Turing Machine procedure is that step 4 introduces the concept of </text:span><text:span text:style-name="T18">step</text:span><text:span text:style-name="T9">ping the machine</text:span><text:span text:style-name="T91">. <text:s/>As we explain in this book, given some simple constraints, such as the length of the input or the possibility of an out of resource error, it is possible to map the Turing Machine to a real machine. <text:s text:c="2"/>Due to such a mapping a relationship is created between the Turing Machine being stepped, and a duration of time on a real machine. <text:s/>This relationship is often not so complicated, even being so simple as to assign to a step an approximately constant amount of time. <text:s/>Because of the existence of a relationship between steps and time, it is interesting to know how many steps a Turing Machine will take.</text:span></text:p>
      <text:p text:style-name="P65">There are many ways to measure the complexity of a Turing Machine. <text:s/>Among these is something called the <text:span text:style-name="T3">time complexity, </text:span><text:span text:style-name="T93">which is a function </text:span><text:span text:style-name="T54">that relates the length of the input to the number of steps required to reach the halt state. The value given for each input length, corresponds to the number of steps for the worst case input. <text:s/>The order of this function gives the time complexity class, such as constant time, polynomial time, or exponential time.</text:span></text:p>
      <text:p text:style-name="P45">We can derive a space complexity function in an analogous manner as for the time complexity function. <text:s/><text:span text:style-name="T120">S</text:span>pace complexity is a function that relates the wors<text:span text:style-name="T141">t</text:span> case input <text:span text:style-name="T120">at a given input length </text:span>to the active area <text:span text:style-name="T120">length</text:span>. <text:s/>The order of this function is known as the order of space complexity. </text:p>
      <text:h text:style-name="Heading_20_2" text:outline-level="2"><text:span text:style-name="T148">Conventional </text:span>Turing Machine Definition Variations</text:h>
      <text:p text:style-name="P63">In the first section of this chapter we gave a <text:span text:style-name="T143">conventional </text:span>definition for a Turing Machine. <text:s text:c="2"/><text:span text:style-name="T142">In the prior section w</text:span>e noted that we can <text:span text:style-name="T121">analyze Turing machines to find their </text:span>time and space complexit<text:span text:style-name="T121">ies.</text:span> <text:s/></text:p>
      <text:p text:style-name="P12"><text:span text:style-name="T144">A v</text:span>ariations on the <text:span text:style-name="T144">conventional</text:span> Turing Machine definition <text:span text:style-name="T144">is</text:span> allowed when <text:span text:style-name="T122">it </text:span>can be proven <text:span text:style-name="T122">that the variation never causes the order of time or order space complexity to change.</text:span></text:p>
      <text:p text:style-name="Heading_20_3">Open in Both Directions Tapes</text:p>
      <text:p text:style-name="P81"><text:span text:style-name="T31">Some Turing Machine descriptions describe a tape with no end in either the left or right directions, i.e. a tape that is that is </text:span><text:span text:style-name="T8">open</text:span><text:span text:style-name="T36"> in both directions. <text:s/>This feature adds no richness of expression, because we can get the same behavior from a Turing Machine with a single ended tape. <text:s/>To do this we partition the single ended tape into odd and even subsequences. <text:s/>The odd sequence values are said to be the right side of the tape, and the even sequence values the left side. <text:s/>We then rewrite any tape controller to instead use the 'odd' and 'even' channels instead of the left and right sides of the tape.</text:span></text:p>
      <text:p text:style-name="P82">This same proof form can be used to show that multiple tapes, or even multi-dimensional tapes, add no expressive power. <text:s/>The good news is that such variations can be used whenever convenient, and we will get the same order of complexity results.</text:p>
      <text:p text:style-name="Heading_20_3"><text:soft-page-break/>Alphabet <text:span text:style-name="T60">Replacement</text:span></text:p>
      <text:p text:style-name="P4">Without loss of generality, <text:span text:style-name="T28">we may replace the alphav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in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5"><text:span text:style-name="T28">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In contrast, UTF8 does not use fixed length sequences, so there must exist at least one end of sequence marker. <text:s/></text:span></text:p>
      <text:p text:style-name="Heading_20_3"><text:span text:style-name="T39">Leaving Out the</text:span> Empty Symbol</text:p>
      <text:p text:style-name="P87">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84"><text:span text:style-name="T61">T</text:span>he empty symbol <text:span text:style-name="T145">is a definition component, rather than just another alphabet member, because</text:span> the tape initially has an infinite tail of empty symbols. <text:s/>A computational Turing Machine <text:span text:style-name="T40">is limited to taking </text:span>a finite number of step<text:span text:style-name="T43">s</text:span>, <text:span text:style-name="T40">so </text:span>it <text:span text:style-name="T158">not </text:span>compute a tape initialized with <text:span text:style-name="T43">an empty symbol (or </text:span>a<text:span text:style-name="T38">ny</text:span> <text:span text:style-name="T43">other</text:span> value<text:span text:style-name="T43">)</text:span>. <text:s/><text:span text:style-name="T158">As this cannot be computed we can not compose an initialization machine with other computational machines to create a Turing Machine definition variation.</text:span></text:p>
      <text:p text:style-name="P83"><text:span text:style-name="T153">However we can add a </text:span>constrain<text:span text:style-name="T146">t on all </text:span>Turing Machine controllers <text:span text:style-name="T146">that requires of controllers that they never write the empty symbol, and always</text:span> write a<text:span text:style-name="T39">n</text:span> alphabet <text:span text:style-name="T39">symbol</text:span> to a <text:span text:style-name="T159">cell</text:span> before reading it. <text:s/><text:span text:style-name="T160">Then, because a cell is never read before being written, it does not matter what we write into it for initialization, and thus can use an alphabet symbol. <text:s/>With this constraint we can eliminate the empty symbol.</text:span></text:p>
      <text:list xml:id="list6714107103423023758" text:style-name="L7">
        <text:list-item>
          <text:p text:style-name="P24"><text:s/>finite alphabet</text:p>
        </text:list-item>
        <text:list-item>
          <text:p text:style-name="P85"><text:span text:style-name="T152">write </text:span>before <text:span text:style-name="T152">read</text:span> constraint</text:p>
        </text:list-item>
        <text:list-item>
          <text:p text:style-name="P24"><text:s/><text:span text:style-name="T99">single ended </text:span>tape</text:p>
        </text:list-item>
        <text:list-item>
          <text:p text:style-name="P24"><text:s/>read/write head</text:p>
        </text:list-item>
        <text:list-item>
          <text:p text:style-name="P24"><text:s/>controlling state machine</text:p>
        </text:list-item>
        <text:list-item>
          <text:p text:style-name="P27"><text:soft-page-break/><text:span text:style-name="T99">left of leftmost</text:span> error</text:p>
        </text:list-item>
        <text:list-item>
          <text:p text:style-name="P24"><text:s/>start state</text:p>
        </text:list-item>
        <text:list-item>
          <text:p text:style-name="P24"><text:s/><text:span text:style-name="T103">halt state</text:span></text:p>
        </text:list-item>
        <text:list-item>
          <text:p text:style-name="P32">current state</text:p>
        </text:list-item>
        <text:list-item>
          <text:p text:style-name="P32"><text:s/>fixed procedure for using these. <text:s/></text:p>
        </text:list-item>
      </text:list>
      <text:p text:style-name="P46"><text:span text:style-name="T147">To validate that this is a Turing Machine variation, rather than a description of new abstraction that is not Turing Complete, we must show two things:</text:span> Firs<text:span text:style-name="T147">t</text:span>, <text:span text:style-name="T147">that</text:span> any of the now disallowed controllers <text:span text:style-name="T147">never </text:span>compute something which otherwise can not be computed. <text:s text:c="2"/>And secondly, <text:s/><text:span text:style-name="T147">that</text:span> there <text:span text:style-name="T155">is a </text:span>computationally just as fast (or faster) alternative with the same functionality <text:span text:style-name="T154">as any</text:span> disallowed controller.</text:p>
      <text:p text:style-name="Heading_20_3">No Need to Step <text:span text:style-name="T123">into the</text:span> Inactive <text:span text:style-name="T123">Area of the </text:span>Tape</text:p>
      <text:p text:style-name="P15"><text:span text:style-name="T124">1. </text:span>Instead keep a counter for the number of steps taken into the inactive area. <text:s/>Decrement the counter before moving the head again. <text:s/><text:span text:style-name="T124">2. Just write an alphabet character and change the inactive area traversed into an active area.</text:span></text:p>
      <text:h text:style-name="Heading_20_2" text:outline-level="2"><text:span text:style-name="T149">A Finite </text:span>Tape <text:span text:style-name="T55">Variation</text:span></text:h>
      <text:p text:style-name="P49">The active area on the tape can grow at most by one <text:span text:style-name="T62">unit </text:span>for each <text:span text:style-name="T62">machine </text:span>step. This largest growth occur<text:span text:style-name="T62">s</text:span> when the Turing Machine steps right and writes an alphabet character in every <text:span text:style-name="T74">visited</text:span> state. <text:span text:style-name="T74">This means that for computational machines, the active area will be finite. This also means that s</text:span>pace complexity can never <text:span text:style-name="T62">be larger than</text:span> time complexity. <text:s/></text:p>
      <text:p text:style-name="P14">A <text:span text:style-name="T3">fixed value</text:span> is one that is provided with the Turing Machine definition, <text:span text:style-name="T64">and does not change while the Turing Machine is run</text:span>. <text:s/><text:span text:style-name="T64">Suppose we chose a fixed length Turing Machine tape. <text:s/>The tape would then have a rightmost element. <text:s/>That element would have no right neighbor, but would have a left neighbor. <text:s text:c="3"/>We would also add another error, that of </text:span><text:span text:style-name="T13">right of rightmost</text:span><text:span text:style-name="T64">. <text:s text:c="2"/>This error would be invoked when the controller attempted to step right from the rightmost element.</text:span></text:p>
      <text:p text:style-name="P51"><text:span text:style-name="T65">Consider a machine that does not step out of the active area, has constant</text:span> space complexity, <text:span text:style-name="T65">and </text:span>where th<text:span text:style-name="T74">is </text:span>space complexity is less than the fixed length for the <text:span text:style-name="T65">finite t</text:span>ape – <text:span text:style-name="T74">such a a machine would never trip the right of rightmost error, and thus there would be no difference between a finite tape and an infinite one.</text:span></text:p>
      <text:p text:style-name="P50">Similarly, suppose that we bound the length of the tape, and that the space complexity for this bound is less than or equal to the length of the tape. <text:s/>Then again, the <text:span text:style-name="T100">right of </text:span>rightmost error would never be taken, and thus the tape would be indistinguishable from an infinite one. <text:s/><text:span text:style-name="T156">(Today we typically pad programs with lots of memory and long addresses words in hopes this will be the case.)</text:span></text:p>
      <text:p text:style-name="P15"><text:span text:style-name="T74">However, if we do not bound the length of the input</text:span>, there is no fixed length for the tape which <text:span text:style-name="T74">will</text:span> guaranteed to avoid the right of rightmost error <text:span text:style-name="T74">when there is a net growth in space complexity for </text:span><text:soft-page-break/><text:span text:style-name="T74">increasing lengths of input. <text:s/></text:span>For <text:span text:style-name="T74">such machines</text:span> we can always find an input of sufficient length to trip the error.</text:p>
      <text:p text:style-name="P48"><text:span text:style-name="T75">As another approach, b</text:span>ecause the active area is finite, we can first run the Turing Machine with an infinite tap<text:span text:style-name="T157">e</text:span>. <text:s/><text:span text:style-name="T76">We then measure </text:span>the maximum length of the active area for <text:span text:style-name="T157">the given</text:span> input. <text:s text:c="2"/>We can then run the Turing Machine a second time using a finite tape of the appropriate length and there <text:span text:style-name="T76">will</text:span> be no error. <text:s/></text:p>
      <text:p text:style-name="P48"><text:span text:style-name="T75">Unlike for the constant space complexity, and the bounded tape length solutions, this solution is unconstrained. <text:s text:c="2"/>However, u</text:span>nfortunately in most cases this second run would be completely moot. <text:s/><text:span text:style-name="T76">It only works for a the set of inputs where were evaluated, and though we managed to make a finite length tape work, we still did not eliminate the infinite length tape.</text:span></text:p>
      <text:p text:style-name="P48">Any many cases we would be able to do a second order analysis of a Turing Machine to determine a finite tape length that would be sufficient. This is a more practical variation to the approach mentioned above. <text:s/>This approach also has the potential advantage of finding the worst case over a class of inputs. <text:s/><text:span text:style-name="T77">This is a sort of compiler optimization. <text:s/>Provided that the analysis is successful this is a viable solution.</text:span></text:p>
      <text:p text:style-name="P52"><text:span text:style-name="T77">In yet another approach </text:span>we can <text:span text:style-name="T78">extend</text:span> the finite tape as needed. <text:s/>We create a <text:span text:style-name="T67">control</text:span> layer over the finite tape. <text:s/>When a step right command from the Turing controller invokes the right of rightmost error, the lower layer then <text:span text:style-name="T66">allocates memory,</text:span> lengthens the tape, and performs the step rightmost. <text:s/>As long as this occurs in fixed time, <text:span text:style-name="T78">(</text:span>or <text:span text:style-name="T78">of suffice lesser order time </text:span>than the dominate order of the time complexity<text:span text:style-name="T78">)</text:span>, and as long as there is indeed more memory to allocate <text:span text:style-name="T67">- </text:span>this <text:span text:style-name="T67">Turing Machine variation will yield the same order of computational complexity as one with an an infinite tape. <text:s/></text:span></text:p>
      <text:p text:style-name="P52"><text:span text:style-name="T67">According to this Turing Machine variation:</text:span></text:p>
      <text:list xml:id="list4839556721392539234" text:style-name="L6">
        <text:list-item>
          <text:p text:style-name="P23">finite alphabet</text:p>
        </text:list-item>
        <text:list-item>
          <text:p text:style-name="P86"><text:span text:style-name="T151">write</text:span> before <text:span text:style-name="T151">read</text:span> constraint</text:p>
        </text:list-item>
        <text:list-item>
          <text:p text:style-name="P23"><text:span text:style-name="T150">extendable finite </text:span>tape</text:p>
        </text:list-item>
        <text:list-item>
          <text:p text:style-name="P23">read/write head</text:p>
        </text:list-item>
        <text:list-item>
          <text:p text:style-name="P23">controlling state machine</text:p>
        </text:list-item>
        <text:list-item>
          <text:p text:style-name="P26">left of leftmost error</text:p>
        </text:list-item>
        <text:list-item>
          <text:p text:style-name="P55"><text:span text:style-name="T100">right of</text:span> rightmost error</text:p>
        </text:list-item>
        <text:list-item>
          <text:p text:style-name="P23">start state</text:p>
        </text:list-item>
        <text:list-item>
          <text:p text:style-name="P23"><text:s/><text:span text:style-name="T127">halt</text:span> state</text:p>
        </text:list-item>
        <text:list-item>
          <text:p text:style-name="P30">current state</text:p>
        </text:list-item>
        <text:list-item>
          <text:p text:style-name="P30">fixed procedure for using these.</text:p>
        </text:list-item>
      </text:list>
      <text:p text:style-name="P54"><text:soft-page-break/>In <text:span text:style-name="T78">our original Turing Machine model, <text:s/>the controlling state machine commands were limited to, <text:s/></text:span><text:span text:style-name="T14">step-left</text:span><text:span text:style-name="T78">, </text:span><text:span text:style-name="T14">step-right</text:span><text:span text:style-name="T78">, and </text:span><text:span text:style-name="T14">write</text:span><text:span text:style-name="T78">. <text:s/>(Reading occurs as a side effect of arc traversal.) <text:s/>To this list we add </text:span><text:span text:style-name="T14">append</text:span><text:span text:style-name="T78">. <text:s/>Append may only be called when the head is on the rightmost tape sequence member. <text:s/>This is not limiting because the command may be called from a state that is at the end of an arc triggered by the </text:span><text:span text:style-name="T14">right of rightmost error</text:span><text:span text:style-name="T78">. <text:s/>When we have no empty symbol, </text:span><text:span text:style-name="T14">append</text:span><text:span text:style-name="T78"> accepts an alphabet symbol and performs a write into the new cell. <text:s/>This is not limiting because one can always perform an extraneous write of an alphabet symbol.</text:span></text:p>
      <text:p text:style-name="P53"><text:span text:style-name="T67">With this extendable tape model all objects are finite, though some are arbitrarily large. <text:s/>In the first order no programming object can be infinite, so this finite model is more suited for creating a mapping between a Turing Machine and a real program.</text:span></text:p>
      <text:p text:style-name="P54"/>
      <text:h text:style-name="P90" text:outline-level="1"><text:bookmark-start text:name="__RefHeading___Toc794_1864530906"/><text:span text:style-name="T81">The </text:span>Tape Machine <text:span text:style-name="T81">Library</text:span><text:bookmark-end text:name="__RefHeading___Toc794_1864530906"/></text:h>
      <text:p text:style-name="P18">[figure program portion, memory portion of a Turing Machine]</text:p>
      <text:p text:style-name="P19">The TM library may be used to write Turing Complete programs. <text:s/>Turing Machines are mathematical entities, while the TM library is software. <text:s/>However, a correspondence exists between the Turing Machine definition and the TM software. <text:s/></text:p>
      <text:p text:style-name="P17"><text:span text:style-name="T73">tape-machine</text:span> is <text:span text:style-name="T68">a base class in the TM library. <text:s/>This version described in this document has been written in Common Lisp. <text:s/>The Common Lisp object system ties methods to classes through signature matching, much like friend functions in C++. <text:s/>It doesn't pretend that the methods are bundled with the <text:s/>data structures, so you won't see methods declared in the class.</text:span></text:p>
      <text:p text:style-name="P16"><draw:frame draw:style-name="fr1" draw:name="Frame1" text:anchor-type="as-char" svg:width="499.35pt" draw:z-index="0"><draw:text-box fo:min-height="1.16pt"><text:p text:style-name="P1"><text:span text:style-name="T37"><text:s/></text:span><text:span text:style-name="T69">(defclass tape-machine () (</text:span></text:p><text:p text:style-name="Standard"><text:s/><text:span text:style-name="T69"><text:s text:c="6"/>(</text:span><text:span text:style-name="T70">head</text:span><text:span text:style-name="T69"> ; locates a cell on the tape</text:span></text:p><text:p text:style-name="Standard"><text:s/><text:span text:style-name="T69"><text:s text:c="8"/>:initarg :</text:span><text:span text:style-name="T71">head</text:span><text:span text:style-name="T69"> </text:span></text:p><text:p text:style-name="Standard"><text:s/><text:span text:style-name="T69"><text:s text:c="8"/>:accessor </text:span><text:span text:style-name="T71">head</text:span></text:p><text:p text:style-name="Standard"><text:s/><text:span text:style-name="T69"><text:s text:c="8"/>)</text:span></text:p><text:p text:style-name="Standard"><text:s/><text:span text:style-name="T69"><text:s text:c="6"/>(tape ; a sequence of cells, each that may hold an object</text:span></text:p><text:p text:style-name="Standard"><text:s/><text:span text:style-name="T69"><text:s text:c="8"/>:initarg :tape</text:span></text:p><text:p text:style-name="Standard"><text:s/><text:span text:style-name="T69"><text:s text:c="8"/>:accessor tape</text:span></text:p><text:p text:style-name="Standard"><text:s/><text:span text:style-name="T69"><text:s text:c="8"/>)))</text:span></text:p><text:p text:style-name="P1"/><text:p text:style-name="Figure">Figure <text:sequence text:ref-name="refFigure0" text:name="Figure" text:formula="ooow:Figure+1" style:num-format="1">1</text:sequence>: tape-machine base class</text:p></draw:text-box></draw:frame></text:p>
      <text:p text:style-name="P88"><text:span text:style-name="T171">We use programming </text:span><text:span text:style-name="T26">objects</text:span><text:span text:style-name="T171"> as Turing Machine </text:span><text:span text:style-name="T26">symbol</text:span><text:span text:style-name="T27">s.</text:span></text:p>
      <text:p text:style-name="P88"><text:sequence-ref text:reference-format="category-and-value" text:ref-name="refFigure0">Figure 1</text:sequence-ref> says that a tape machine object contains a head and a tape. <text:s/><text:span text:style-name="T170">The calling </text:span><text:s/>program is the state controller. <text:s/><text:span text:style-name="T170">The alphabet is implied. <text:s/></text:span></text:p>
      <text:p text:style-name="P88">This is an abstract base class which may be given any number of implementations. <text:s/>We will begin with the tape implemented as a list.</text:p>
      <text:p text:style-name="P20"><draw:frame draw:style-name="fr1" draw:name="Frame2" text:anchor-type="as-char" svg:width="499.35pt" draw:z-index="1"><draw:text-box fo:min-height="1.16pt"><text:p text:style-name="P21"><text:s/>(defclass list-tm (tape-machine)())</text:p></draw:text-box></draw:frame></text:p>
      <text:p text:style-name="P20">This declares a new class <text:span text:style-name="T72">list-tm</text:span> which is a specialization of a <text:span text:style-name="T72">tape-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1" svg:font-family="'DejaVu Sans Mono'" style:font-pitch="fixed"/>
    <style:font-face style:name="DejaVu Sans" svg:font-family="'DejaVu Sans'"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class="text">
      <style:paragraph-properties style:writing-mode="page"/>
      <style:text-properties fo:text-shadow="1pt 1pt"/>
    </style:style>
    <style:style style:name="Figur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6-12-24T07:57:10.353927105</dc:date>
    <meta:editing-duration>PT15H31M24S</meta:editing-duration>
    <meta:editing-cycles>334</meta:editing-cycles>
    <meta:generator>LibreOffice/5.2.4.1$Linux_X86_64 LibreOffice_project/20m0$Build-1</meta:generator>
    <meta:document-statistic meta:table-count="0" meta:image-count="0" meta:object-count="0" meta:page-count="13" meta:paragraph-count="156" meta:word-count="5078" meta:character-count="29166" meta:non-whitespace-character-count="23905"/>
  </office:meta>
</office:document-meta>
</file>